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office:automatic-styles>
  <office:body>
    <office:text text:use-soft-page-breaks="true">
      <text:p text:style-name="P1">Équipe Contributions Wiki</text:p>
      <text:p text:style-name="Normal">Par Alexandre Poupart, Ralph Sanon, Roosvelt Lamour et Sophie Déziel</text:p>
      <text:h text:style-name="Heading1" text:outline-level="1">Revue du Sprint 1</text:h>
      <text:p text:style-name="Normal">Nous avons complété les cas d’utilisation afin de déterminer la taille de notre application et les fonctionnalités de bases qui seront offertes. L’interface<text:s/>utilisateur a aussi été dessinée afin de mieux comprendre comment la recherche se fera. Nous avons aussi conçu un prototype sur la collecte des données dans une application MediaWiki en utilisant l’API fournie avec le produit.</text:p>
      <text:p text:style-name="Normal">Nous avons trouvé le code WEHA (Wiki Edit History Analyser). C’est un code prometteur, mais aucune documentation n’est fournie.<text:s/></text:p>
      <text:p text:style-name="Normal"/>
      <text:p text:style-name="Normal">Trois tâches n’ont pas été complétées durant le sprint #1. Ces tâches ont été reportées au sprint #2.<text:s/></text:p>
      <text:list text:style-name="LFO1" text:continue-numbering="true">
        <text:list-item>
          <text:p text:style-name="P2">Spécification de l’API principale,</text:p>
        </text:list-item>
        <text:list-item>
          <text:p text:style-name="P3">Installer et configurer le serveur de production</text:p>
        </text:list-item>
        <text:list-item>
          <text:p text:style-name="P4">Analyser WEHA</text:p>
        </text:list-item>
      </text:list>
      <text:p text:style-name="Normal">La raison pourquoi installer et configurer le serveur n’a pas été faite, c’est parce que nous n’avons pas de serveur encore. Les deux autres tâches n’ont pas été complétées par manque de temps ou mauvaise évaluation du temps de complétion.</text:p>
      <text:h text:style-name="Heading1" text:outline-level="1">Rétrospective du Sprint #1</text:h>
      <text:p text:style-name="Normal">Nous avons eu des difficultés au niveau de l’organisation du temps. Il manquait beaucoup trop d’éléments non affiché dans le carnet de sprint. Par exemple, les scrums ont été affiché très tard dans le sprint. Toutes les tâches relier à la documentation devrait être affichés dans le carnet de sprint pour qu’ils soient distribués à l’équipe.</text:p>
      <text:p text:style-name="Normal">Une autre difficulté a été de céduler une rencontre. Car la compatibilité des horaires est faible. Il faudrait prévoir une date dès le début du sprint.</text:p>
      <text:p text:style-name="Normal">Il faudrait marquer des dates de complétion afin que les membres s’engagent à compléter une tâche en temps requ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e Poupart</meta:initial-creator>
    <dc:creator>Alexandre Poupart</dc:creator>
    <meta:creation-date>2012-11-08T03:56:00Z</meta:creation-date>
    <dc:date>2012-11-08T04:23:00Z</dc:date>
    <meta:print-date>2012-11-08T04:15:00Z</meta:print-date>
    <meta:template xlink:href="Normal.dotm" xlink:type="simple"/>
    <meta:editing-cycles>4</meta:editing-cycles>
    <meta:editing-duration>PT1380S</meta:editing-duration>
    <meta:document-statistic meta:page-count="1" meta:paragraph-count="3" meta:word-count="262" meta:character-count="1702" meta:row-count="12" meta:non-whitespace-character-count="1443"/>
  </office:meta>
</office:document-meta>
</file>